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402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4.501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3.494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5.101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976cm"/>
    </style:style>
    <style:style style:name="co18" style:family="table-column">
      <style:table-column-properties fo:break-before="auto" style:column-width="3.249cm"/>
    </style:style>
    <style:style style:name="co19" style:family="table-column">
      <style:table-column-properties fo:break-before="auto" style:column-width="6.599cm"/>
    </style:style>
    <style:style style:name="co20" style:family="table-column">
      <style:table-column-properties fo:break-before="auto" style:column-width="8.696cm"/>
    </style:style>
    <style:style style:name="co21" style:family="table-column">
      <style:table-column-properties fo:break-before="auto" style:column-width="4.202cm"/>
    </style:style>
    <style:style style:name="co22" style:family="table-column">
      <style:table-column-properties fo:break-before="auto" style:column-width="3.212cm"/>
    </style:style>
    <style:style style:name="co23" style:family="table-column">
      <style:table-column-properties fo:break-before="auto" style:column-width="2.404cm"/>
    </style:style>
    <style:style style:name="co24" style:family="table-column">
      <style:table-column-properties fo:break-before="auto" style:column-width="8.09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ourier 10 Pitch" fo:font-size="14pt" style:font-size-asian="14pt" style:font-size-complex="14pt"/>
    </style:style>
    <style:style style:name="ce3" style:family="table-cell" style:parent-style-name="Default" style:data-style-name="N84">
      <style:text-properties style:font-name="Courier 10 Pitch" fo:font-size="14pt" style:font-size-asian="14pt" style:font-size-complex="14pt"/>
    </style:style>
    <style:style style:name="ce4" style:family="table-cell" style:parent-style-name="Default" style:data-style-name="N41">
      <style:text-properties style:font-name="Courier 10 Pitch" fo:font-size="14pt" style:font-size-asian="14pt" style:font-size-complex="14pt"/>
    </style:style>
    <style:style style:name="ce5" style:family="table-cell" style:parent-style-name="Default"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style:font-name="Courier 10 Pitch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50">
      <style:text-properties style:font-name="Courier 10 Pitch" fo:font-size="14pt" style:font-size-asian="14pt" style:font-size-complex="14pt"/>
    </style:style>
    <style:style style:name="ce9" style:family="table-cell" style:parent-style-name="Default">
      <style:table-cell-properties fo:background-color="#83caff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Courier 10 Pitc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table table:name="Cabecer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0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10" table:default-cell-style-name="ce2"/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8" table:default-cell-style-name="ce2"/>
        <table:table-column table:style-name="co15" table:default-cell-style-name="ce2"/>
        <table:table-column table:style-name="co10" table:default-cell-style-name="ce2"/>
        <table:table-column table:style-name="co7" table:default-cell-style-name="ce2"/>
        <table:table-column table:style-name="co10" table:number-columns-repeated="3" table:default-cell-style-name="ce2"/>
        <table:table-column table:style-name="co12" table:number-columns-repeated="2" table:default-cell-style-name="ce2"/>
        <table:table-column table:style-name="co6" table:default-cell-style-name="ce2"/>
        <table:table-column table:style-name="co15" table:number-columns-repeated="2" table:default-cell-style-name="ce2"/>
        <table:table-column table:style-name="co10" table:number-columns-repeated="9" table:default-cell-style-name="ce2"/>
        <table:table-column table:style-name="co13" table:default-cell-style-name="ce2"/>
        <table:table-column table:style-name="co4" table:default-cell-style-name="ce2"/>
        <table:table-column table:style-name="co6" table:default-cell-style-name="ce2"/>
        <table:table-column table:style-name="co10" table:number-columns-repeated="7" table:default-cell-style-name="ce2"/>
        <table:table-column table:style-name="co15" table:default-cell-style-name="ce2"/>
        <table:table-column table:style-name="co4" table:default-cell-style-name="ce2"/>
        <table:table-column table:style-name="co6" table:default-cell-style-name="ce2"/>
        <table:table-column table:style-name="co10" table:number-columns-repeated="3" table:default-cell-style-name="ce2"/>
        <table:table-column table:style-name="co15" table:default-cell-style-name="ce2"/>
        <table:table-column table:style-name="co10" table:number-columns-repeated="6" table:default-cell-style-name="ce2"/>
        <table:table-column table:style-name="co15" table:number-columns-repeated="3" table:default-cell-style-name="ce2"/>
        <table:table-column table:style-name="co4" table:default-cell-style-name="ce2"/>
        <table:table-column table:style-name="co6" table:default-cell-style-name="ce2"/>
        <table:table-column table:style-name="co10" table:default-cell-style-name="ce2"/>
        <table:table-column table:style-name="co16" table:number-columns-repeated="929" table:default-cell-style-name="ce2"/>
        <table:table-row table:style-name="ro1">
          <table:table-cell table:style-name="ce1" office:value-type="string" calcext:value-type="string">
            <text:p>Cabecera del detalle de ejmpl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table:style-name="ce1" office:value-type="string" calcext:value-type="string">
            <text:p>LC0085201</text:p>
          </table:table-cell>
          <table:table-cell table:style-name="ce1" office:value-type="float" office:value="1129539129" calcext:value-type="float">
            <text:p>1129539129</text:p>
          </table:table-cell>
          <table:table-cell table:style-name="ce1"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07-12" calcext:value-type="date">
            <text:p>2018-07-12</text:p>
          </table:table-cell>
          <table:table-cell table:number-columns-repeated="2" table:style-name="ce3" office:value-type="date" office:date-value="0098-12-30" calcext:value-type="date">
            <text:p>0099-01-01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1" office:value-type="string" calcext:value-type="string">
            <text:p>CXC_LIBRANZA</text:p>
          </table:table-cell>
          <table:table-cell/>
          <table:table-cell table:style-name="ce5" office:value-type="float" office:value="143061" calcext:value-type="float">
            <text:p>14306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43061" calcext:value-type="float">
            <text:p>14306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0" calcext:value-type="float">
            <text:p>11144380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18-05-17" calcext:value-type="date">
            <text:p>2018-05-17</text:p>
          </table:table-cell>
          <table:table-cell office:value-type="string" calcext:value-type="string">
            <text:p>11:26:09.320109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4" office:value-type="time" office:time-value="PT00H00M00S" calcext:value-type="time">
            <text:p>00:00:00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4" office:value-type="time" office:time-value="PT00H00M00S" calcext:value-type="time">
            <text:p>00:00:00</text:p>
          </table:table-cell>
          <table:table-cell office:value-type="string" calcext:value-type="string">
            <text:p>COL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4" office:value-type="time" office:time-value="PT00H00M00S" calcext:value-type="time">
            <text:p>00:00:00</text:p>
          </table:table-cell>
          <table:table-cell/>
          <table:table-cell table:style-name="ce3" office:value-type="date" office:date-value="2018-05-17" calcext:value-type="date">
            <text:p>2018-05-17</text:p>
          </table:table-cell>
          <table:table-cell office:value-type="string" calcext:value-type="string">
            <text:p>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4" office:value-type="time" office:time-value="PT00H00M00S" calcext:value-type="time">
            <text:p>00: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4" office:value-type="time" office:time-value="PT00H00M00S" calcext:value-type="time">
            <text:p>00: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4" office:value-type="time" office:time-value="PT00H00M00S" calcext:value-type="time">
            <text:p>00:00:00</text:p>
          </table:table-cell>
          <table:table-cell table:number-columns-repeated="93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lle" table:style-name="ta1">
        <table:table-column table:style-name="co1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12" table:default-cell-style-name="ce2"/>
        <table:table-column table:style-name="co2" table:default-cell-style-name="ce2"/>
        <table:table-column table:style-name="co18" table:number-columns-repeated="4" table:default-cell-style-name="ce2"/>
        <table:table-column table:style-name="co12" table:default-cell-style-name="ce2"/>
        <table:table-column table:style-name="co3" table:default-cell-style-name="ce2"/>
        <table:table-column table:style-name="co19" table:default-cell-style-name="ce2"/>
        <table:table-column table:style-name="co10" table:default-cell-style-name="ce2"/>
        <table:table-column table:style-name="co20" table:default-cell-style-name="ce2"/>
        <table:table-column table:style-name="co6" table:default-cell-style-name="ce2"/>
        <table:table-column table:style-name="co3" table:default-cell-style-name="ce2"/>
        <table:table-column table:style-name="co21" table:default-cell-style-name="ce2"/>
        <table:table-column table:style-name="co7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7" table:default-cell-style-name="ce2"/>
        <table:table-column table:style-name="co16" table:number-columns-repeated="991" table:default-cell-style-name="ce2"/>
        <table:table-row table:style-name="ro1">
          <table:table-cell table:style-name="ce6" office:value-type="string" calcext:value-type="string" table:number-columns-spanned="3" table:number-rows-spanned="1">
            <text:p>Detalle de la cartera 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1</text:p>
          </table:table-cell>
          <table:table-cell office:value-type="float" office:value="3" calcext:value-type="float">
            <text:p>3</text:p>
          </table:table-cell>
          <table:table-cell office:value-type="float" office:value="1129539129" calcext:value-type="float">
            <text:p>1129539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01095</text:p>
          </table:table-cell>
          <table:table-cell office:value-type="string" calcext:value-type="string">
            <text:p>SEGURO</text:p>
          </table:table-cell>
          <table:table-cell office:value-type="float" office:value="28150901" calcext:value-type="float">
            <text:p>28150901</text:p>
          </table:table-cell>
          <table:table-cell office:value-type="float" office:value="100" calcext:value-type="float">
            <text:p>10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D-1129539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1</text:p>
          </table:table-cell>
          <table:table-cell office:value-type="float" office:value="2" calcext:value-type="float">
            <text:p>2</text:p>
          </table:table-cell>
          <table:table-cell office:value-type="float" office:value="1129539129" calcext:value-type="float">
            <text:p>1129539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01095</text:p>
          </table:table-cell>
          <table:table-cell office:value-type="string" calcext:value-type="string">
            <text:p>INTERES</text:p>
          </table:table-cell>
          <table:table-cell office:value-type="float" office:value="27050940" calcext:value-type="float">
            <text:p>27050940</text:p>
          </table:table-cell>
          <table:table-cell office:value-type="float" office:value="100" calcext:value-type="float">
            <text:p>100</text:p>
          </table:table-cell>
          <table:table-cell table:number-columns-repeated="4" table:style-name="ce7" office:value-type="float" office:value="148637" calcext:value-type="float">
            <text:p>14863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D-1129539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1</text:p>
          </table:table-cell>
          <table:table-cell office:value-type="float" office:value="1" calcext:value-type="float">
            <text:p>1</text:p>
          </table:table-cell>
          <table:table-cell office:value-type="float" office:value="1129539129" calcext:value-type="float">
            <text:p>1129539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01095</text:p>
          </table:table-cell>
          <table:table-cell office:value-type="string" calcext:value-type="string">
            <text:p>CAPITAL</text:p>
          </table:table-cell>
          <table:table-cell office:value-type="float" office:value="13050940" calcext:value-type="float">
            <text:p>13050940</text:p>
          </table:table-cell>
          <table:table-cell office:value-type="float" office:value="100" calcext:value-type="float">
            <text:p>100</text:p>
          </table:table-cell>
          <table:table-cell table:number-columns-repeated="4" table:style-name="ce7" office:value-type="float" office:value="-5576" calcext:value-type="float">
            <text:p>-5576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D-11295391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11"/>
          <table:table-cell table:style-name="ce7" table:formula="of:=SUM([.L2:.L4])" office:value-type="float" office:value="143061" calcext:value-type="float">
            <text:p>143061</text:p>
          </table:table-cell>
          <table:table-cell table:style-name="ce7" table:formula="of:=SUM([.M2:.M4])" office:value-type="float" office:value="143061" calcext:value-type="float">
            <text:p>143061</text:p>
          </table:table-cell>
          <table:table-cell table:style-name="ce7" table:formula="of:=SUM([.N2:.N4])" office:value-type="float" office:value="143061" calcext:value-type="float">
            <text:p>143061</text:p>
          </table:table-cell>
          <table:table-cell table:style-name="ce7" table:formula="of:=SUM([.O2:.O4])" office:value-type="float" office:value="143061" calcext:value-type="float">
            <text:p>143061</text:p>
          </table:table-cell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B01094" table:style-name="ta1"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2"/>
        <table:table-column table:style-name="co8" table:number-columns-repeated="3" table:default-cell-style-name="ce2"/>
        <table:table-column table:style-name="co19" table:default-cell-style-name="ce2"/>
        <table:table-column table:style-name="co9" table:default-cell-style-name="ce1"/>
        <table:table-column table:style-name="co10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2" table:default-cell-style-name="ce2"/>
        <table:table-column table:style-name="co7" table:default-cell-style-name="ce2"/>
        <table:table-column table:style-name="co6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0" table:number-columns-repeated="4" table:default-cell-style-name="ce2"/>
        <table:table-column table:style-name="co12" table:default-cell-style-name="ce1"/>
        <table:table-column table:style-name="co13" table:default-cell-style-name="ce2"/>
        <table:table-column table:style-name="co20" table:default-cell-style-name="ce2"/>
        <table:table-column table:style-name="co19" table:number-columns-repeated="2" table:default-cell-style-name="ce2"/>
        <table:table-column table:style-name="co3" table:default-cell-style-name="ce2"/>
        <table:table-column table:style-name="co19" table:default-cell-style-name="ce2"/>
        <table:table-column table:style-name="co10" table:default-cell-style-name="ce2"/>
        <table:table-column table:style-name="co20" table:default-cell-style-name="ce2"/>
        <table:table-column table:style-name="co8" table:number-columns-repeated="2" table:default-cell-style-name="ce2"/>
        <table:table-column table:style-name="co15" table:default-cell-style-name="ce2"/>
        <table:table-column table:style-name="co10" table:default-cell-style-name="ce2"/>
        <table:table-column table:style-name="co7" table:default-cell-style-name="ce2"/>
        <table:table-column table:style-name="co10" table:number-columns-repeated="3" table:default-cell-style-name="ce2"/>
        <table:table-column table:style-name="co12" table:default-cell-style-name="ce1"/>
        <table:table-column table:style-name="co12" table:default-cell-style-name="ce2"/>
        <table:table-column table:style-name="co6" table:default-cell-style-name="ce1"/>
        <table:table-column table:style-name="co7" table:default-cell-style-name="ce2"/>
        <table:table-column table:style-name="co15" table:default-cell-style-name="ce2"/>
        <table:table-column table:style-name="co10" table:number-columns-repeated="9" table:default-cell-style-name="ce2"/>
        <table:table-column table:style-name="co13" table:default-cell-style-name="ce2"/>
        <table:table-column table:style-name="co19" table:default-cell-style-name="ce2"/>
        <table:table-column table:style-name="co10" table:number-columns-repeated="7" table:default-cell-style-name="ce2"/>
        <table:table-column table:style-name="co15" table:default-cell-style-name="ce2"/>
        <table:table-column table:style-name="co19" table:default-cell-style-name="ce2"/>
        <table:table-column table:style-name="co10" table:number-columns-repeated="3" table:default-cell-style-name="ce2"/>
        <table:table-column table:style-name="co15" table:default-cell-style-name="ce2"/>
        <table:table-column table:style-name="co10" table:number-columns-repeated="6" table:default-cell-style-name="ce2"/>
        <table:table-column table:style-name="co15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6" table:number-columns-repeated="938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ce1" office:value-type="string" calcext:value-type="string">
            <text:p>Valor Fac</text:p>
          </table:table-cell>
          <table:table-cell/>
          <table:table-cell table:style-name="ce1" office:value-type="string" calcext:value-type="string">
            <text:p>Valor Sal</text:p>
          </table:table-cell>
          <table:table-cell table:style-name="ce1" office:value-type="string" calcext:value-type="string">
            <text:p>Factura_me</text:p>
          </table:table-cell>
          <table:table-cell/>
          <table:table-cell table:style-name="ce1" office:value-type="string" calcext:value-type="string">
            <text:p>Saldo_me</text:p>
          </table:table-cell>
          <table:table-cell table:number-columns-repeated="10"/>
          <table:table-cell office:value-type="string" calcext:value-type="string">
            <text:p>Transac</text:p>
          </table:table-cell>
          <table:table-cell table:number-columns-repeated="16"/>
          <table:table-cell office:value-type="string" calcext:value-type="string">
            <text:p>Periodo</text:p>
          </table:table-cell>
          <table:table-cell/>
          <table:table-cell office:value-type="string" calcext:value-type="string">
            <text:p>Negasoc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1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07-12" calcext:value-type="date">
            <text:p>2018-07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492" calcext:value-type="float">
            <text:p>11156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2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08-12" calcext:value-type="date">
            <text:p>2018-08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493" calcext:value-type="float">
            <text:p>11156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3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09-12" calcext:value-type="date">
            <text:p>2018-09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494" calcext:value-type="float">
            <text:p>11156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4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10-12" calcext:value-type="date">
            <text:p>2018-10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495" calcext:value-type="float">
            <text:p>11156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5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11-12" calcext:value-type="date">
            <text:p>2018-1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496" calcext:value-type="float">
            <text:p>11156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6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12-12" calcext:value-type="date">
            <text:p>2018-1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497" calcext:value-type="float">
            <text:p>11156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7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1-12" calcext:value-type="date">
            <text:p>2019-0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498" calcext:value-type="float">
            <text:p>11156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8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2-12" calcext:value-type="date">
            <text:p>2019-0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499" calcext:value-type="float">
            <text:p>11156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09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3-12" calcext:value-type="date">
            <text:p>2019-03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0" calcext:value-type="float">
            <text:p>11156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0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4-12" calcext:value-type="date">
            <text:p>2019-04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1" calcext:value-type="float">
            <text:p>11156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1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5-12" calcext:value-type="date">
            <text:p>2019-05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2" calcext:value-type="float">
            <text:p>11156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2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6-12" calcext:value-type="date">
            <text:p>2019-06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3" calcext:value-type="float">
            <text:p>11156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3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7-12" calcext:value-type="date">
            <text:p>2019-07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4" calcext:value-type="float">
            <text:p>11156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4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8-12" calcext:value-type="date">
            <text:p>2019-08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5" calcext:value-type="float">
            <text:p>11156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5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9-12" calcext:value-type="date">
            <text:p>2019-09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6" calcext:value-type="float">
            <text:p>11156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6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10-12" calcext:value-type="date">
            <text:p>2019-10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7" calcext:value-type="float">
            <text:p>11156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7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11-12" calcext:value-type="date">
            <text:p>2019-1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8" calcext:value-type="float">
            <text:p>11156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8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12-12" calcext:value-type="date">
            <text:p>2019-1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09" calcext:value-type="float">
            <text:p>11156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19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1-12" calcext:value-type="date">
            <text:p>2020-0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0" calcext:value-type="float">
            <text:p>11156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0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2-12" calcext:value-type="date">
            <text:p>2020-0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1" calcext:value-type="float">
            <text:p>11156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1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3-12" calcext:value-type="date">
            <text:p>2020-03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2" calcext:value-type="float">
            <text:p>11156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2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4-12" calcext:value-type="date">
            <text:p>2020-04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3" calcext:value-type="float">
            <text:p>11156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3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5-12" calcext:value-type="date">
            <text:p>2020-05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4" calcext:value-type="float">
            <text:p>11156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4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6-12" calcext:value-type="date">
            <text:p>2020-06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5" calcext:value-type="float">
            <text:p>11156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5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7-12" calcext:value-type="date">
            <text:p>2020-07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6" calcext:value-type="float">
            <text:p>11156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6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8-12" calcext:value-type="date">
            <text:p>2020-08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7" calcext:value-type="float">
            <text:p>11156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7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9-12" calcext:value-type="date">
            <text:p>2020-09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8" calcext:value-type="float">
            <text:p>11156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8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10-12" calcext:value-type="date">
            <text:p>2020-10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19" calcext:value-type="float">
            <text:p>11156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29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11-12" calcext:value-type="date">
            <text:p>2020-1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61" calcext:value-type="float">
            <text:p>1430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20" calcext:value-type="float">
            <text:p>1115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630</text:p>
          </table:table-cell>
          <table:table-cell office:value-type="float" office:value="1129537415" calcext:value-type="float">
            <text:p>1129537415</text:p>
          </table:table-cell>
          <table:table-cell office:value-type="string" calcext:value-type="string">
            <text:p>CL40665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12-12" calcext:value-type="date">
            <text:p>2020-1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9" office:value-type="float" office:value="143072" calcext:value-type="float">
            <text:p>14307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43072" calcext:value-type="float">
            <text:p>14307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43072" calcext:value-type="float">
            <text:p>14307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56521" calcext:value-type="float">
            <text:p>11156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8 11:36:05.208438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8 11:36:05.208438</text:p>
          </table:table-cell>
          <table:table-cell office:value-type="string" calcext:value-type="string">
            <text:p>CAJARAMILL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B01095" table:style-name="ta1">
        <table:table-column table:style-name="co16" table:default-cell-style-name="ce2"/>
        <table:table-column table:style-name="co7" table:default-cell-style-name="ce2"/>
        <table:table-column table:style-name="co15" table:default-cell-style-name="ce2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13" table:default-cell-style-name="ce2"/>
        <table:table-column table:style-name="co5" table:number-columns-repeated="3" table:default-cell-style-name="ce2"/>
        <table:table-column table:style-name="co9" table:default-cell-style-name="ce2"/>
        <table:table-column table:style-name="co8" table:default-cell-style-name="ce1"/>
        <table:table-column table:style-name="co16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column table:style-name="co5" table:default-cell-style-name="ce2"/>
        <table:table-column table:style-name="co13" table:default-cell-style-name="ce2"/>
        <table:table-column table:style-name="co12" table:default-cell-style-name="ce2"/>
        <table:table-column table:style-name="co3" table:default-cell-style-name="ce2"/>
        <table:table-column table:style-name="co15" table:default-cell-style-name="ce2"/>
        <table:table-column table:style-name="co13" table:default-cell-style-name="ce2"/>
        <table:table-column table:style-name="co23" table:default-cell-style-name="ce2"/>
        <table:table-column table:style-name="co10" table:number-columns-repeated="2" table:default-cell-style-name="ce2"/>
        <table:table-column table:style-name="co16" table:number-columns-repeated="4" table:default-cell-style-name="ce2"/>
        <table:table-column table:style-name="co12" table:default-cell-style-name="ce1"/>
        <table:table-column table:style-name="co13" table:default-cell-style-name="ce2"/>
        <table:table-column table:style-name="co24" table:default-cell-style-name="ce2"/>
        <table:table-column table:style-name="co9" table:number-columns-repeated="2" table:default-cell-style-name="ce2"/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24" table:default-cell-style-name="ce2"/>
        <table:table-column table:style-name="co23" table:default-cell-style-name="ce2"/>
        <table:table-column table:style-name="co5" table:default-cell-style-name="ce2"/>
        <table:table-column table:style-name="co13" table:default-cell-style-name="ce2"/>
        <table:table-column table:style-name="co16" table:default-cell-style-name="ce2"/>
        <table:table-column table:style-name="co10" table:default-cell-style-name="ce2"/>
        <table:table-column table:style-name="co16" table:number-columns-repeated="3" table:default-cell-style-name="ce2"/>
        <table:table-column table:style-name="co2" table:default-cell-style-name="ce1"/>
        <table:table-column table:style-name="co13" table:default-cell-style-name="ce2"/>
        <table:table-column table:style-name="co23" table:default-cell-style-name="ce1"/>
        <table:table-column table:style-name="co10" table:default-cell-style-name="ce2"/>
        <table:table-column table:style-name="co13" table:default-cell-style-name="ce2"/>
        <table:table-column table:style-name="co16" table:number-columns-repeated="9" table:default-cell-style-name="ce2"/>
        <table:table-column table:style-name="co13" table:default-cell-style-name="ce2"/>
        <table:table-column table:style-name="co9" table:default-cell-style-name="ce2"/>
        <table:table-column table:style-name="co16" table:number-columns-repeated="7" table:default-cell-style-name="ce2"/>
        <table:table-column table:style-name="co13" table:default-cell-style-name="ce2"/>
        <table:table-column table:style-name="co9" table:default-cell-style-name="ce2"/>
        <table:table-column table:style-name="co16" table:number-columns-repeated="3" table:default-cell-style-name="ce2"/>
        <table:table-column table:style-name="co13" table:default-cell-style-name="ce2"/>
        <table:table-column table:style-name="co16" table:number-columns-repeated="6" table:default-cell-style-name="ce2"/>
        <table:table-column table:style-name="co13" table:number-columns-repeated="3" table:default-cell-style-name="ce2"/>
        <table:table-column table:style-name="co9" table:default-cell-style-name="ce2"/>
        <table:table-column table:style-name="co16" table:number-columns-repeated="939" table:default-cell-style-name="ce2"/>
        <table:table-row table:style-name="ro1" table:number-rows-repeated="2">
          <table:table-cell table:number-columns-repeated="7"/>
          <table:table-cell table:style-name="ce3" table:number-columns-repeated="3"/>
          <table:table-cell table:style-name="ce8"/>
          <table:table-cell table:number-columns-repeated="21"/>
          <table:table-cell table:style-name="ce8" table:number-columns-repeated="2"/>
          <table:table-cell/>
          <table:table-cell table:style-name="ce8"/>
          <table:table-cell table:number-columns-repeated="3"/>
          <table:table-cell table:style-name="ce3"/>
          <table:table-cell table:number-columns-repeated="21"/>
          <table:table-cell table:style-name="ce8"/>
          <table:table-cell table:number-columns-repeated="8"/>
          <table:table-cell table:style-name="ce8"/>
          <table:table-cell table:number-columns-repeated="13"/>
          <table:table-cell table:style-name="ce8"/>
          <table:table-cell table:number-columns-repeated="939"/>
        </table:table-row>
        <table:table-row table:style-name="ro1">
          <table:table-cell table:number-columns-repeated="7"/>
          <table:table-cell table:style-name="ce3" table:number-columns-repeated="3"/>
          <table:table-cell table:style-name="ce8"/>
          <table:table-cell table:number-columns-repeated="2"/>
          <table:table-cell table:style-name="ce1" office:value-type="string" calcext:value-type="string">
            <text:p>Valor Fac</text:p>
          </table:table-cell>
          <table:table-cell/>
          <table:table-cell table:style-name="ce1" office:value-type="string" calcext:value-type="string">
            <text:p>Valor Sal</text:p>
          </table:table-cell>
          <table:table-cell table:style-name="ce1" office:value-type="string" calcext:value-type="string">
            <text:p>Factura_me</text:p>
          </table:table-cell>
          <table:table-cell/>
          <table:table-cell table:style-name="ce1" office:value-type="string" calcext:value-type="string">
            <text:p>Saldo_me</text:p>
          </table:table-cell>
          <table:table-cell table:number-columns-repeated="10"/>
          <table:table-cell office:value-type="string" calcext:value-type="string">
            <text:p>Transac</text:p>
          </table:table-cell>
          <table:table-cell table:number-columns-repeated="2"/>
          <table:table-cell table:style-name="ce8" table:number-columns-repeated="2"/>
          <table:table-cell/>
          <table:table-cell table:style-name="ce8"/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Periodo</text:p>
          </table:table-cell>
          <table:table-cell/>
          <table:table-cell office:value-type="string" calcext:value-type="string">
            <text:p>Negasoc</text:p>
          </table:table-cell>
          <table:table-cell table:number-columns-repeated="12"/>
          <table:table-cell table:style-name="ce8"/>
          <table:table-cell table:number-columns-repeated="8"/>
          <table:table-cell table:style-name="ce8"/>
          <table:table-cell table:number-columns-repeated="13"/>
          <table:table-cell table:style-name="ce8"/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1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07-12" calcext:value-type="date">
            <text:p>2018-07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0" calcext:value-type="float">
            <text:p>11144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2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08-12" calcext:value-type="date">
            <text:p>2018-08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1" calcext:value-type="float">
            <text:p>11144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3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09-12" calcext:value-type="date">
            <text:p>2018-09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2" calcext:value-type="float">
            <text:p>11144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4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10-12" calcext:value-type="date">
            <text:p>2018-10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3" calcext:value-type="float">
            <text:p>11144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5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11-12" calcext:value-type="date">
            <text:p>2018-1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4" calcext:value-type="float">
            <text:p>11144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6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8-12-12" calcext:value-type="date">
            <text:p>2018-1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5" calcext:value-type="float">
            <text:p>1114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7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1-12" calcext:value-type="date">
            <text:p>2019-0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6" calcext:value-type="float">
            <text:p>11144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8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2-12" calcext:value-type="date">
            <text:p>2019-0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7" calcext:value-type="float">
            <text:p>11144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09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3-12" calcext:value-type="date">
            <text:p>2019-03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8" calcext:value-type="float">
            <text:p>11144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0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4-12" calcext:value-type="date">
            <text:p>2019-04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89" calcext:value-type="float">
            <text:p>11144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1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5-12" calcext:value-type="date">
            <text:p>2019-05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0" calcext:value-type="float">
            <text:p>11144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2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6-12" calcext:value-type="date">
            <text:p>2019-06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1" calcext:value-type="float">
            <text:p>11144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3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7-12" calcext:value-type="date">
            <text:p>2019-07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2" calcext:value-type="float">
            <text:p>11144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4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8-12" calcext:value-type="date">
            <text:p>2019-08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3" calcext:value-type="float">
            <text:p>11144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5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09-12" calcext:value-type="date">
            <text:p>2019-09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4" calcext:value-type="float">
            <text:p>11144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6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10-12" calcext:value-type="date">
            <text:p>2019-10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5" calcext:value-type="float">
            <text:p>11144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7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11-12" calcext:value-type="date">
            <text:p>2019-1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6" calcext:value-type="float">
            <text:p>11144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8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19-12-12" calcext:value-type="date">
            <text:p>2019-1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7" calcext:value-type="float">
            <text:p>11144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19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1-12" calcext:value-type="date">
            <text:p>2020-0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8" calcext:value-type="float">
            <text:p>11144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0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2-12" calcext:value-type="date">
            <text:p>2020-0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399" calcext:value-type="float">
            <text:p>11144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1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3-12" calcext:value-type="date">
            <text:p>2020-03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0" calcext:value-type="float">
            <text:p>1114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2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4-12" calcext:value-type="date">
            <text:p>2020-04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1" calcext:value-type="float">
            <text:p>11144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3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5-12" calcext:value-type="date">
            <text:p>2020-05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2" calcext:value-type="float">
            <text:p>11144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4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6-12" calcext:value-type="date">
            <text:p>2020-06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3" calcext:value-type="float">
            <text:p>11144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5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7-12" calcext:value-type="date">
            <text:p>2020-07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4" calcext:value-type="float">
            <text:p>11144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6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8-12" calcext:value-type="date">
            <text:p>2020-08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5" calcext:value-type="float">
            <text:p>11144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7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09-12" calcext:value-type="date">
            <text:p>2020-09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6" calcext:value-type="float">
            <text:p>11144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8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10-12" calcext:value-type="date">
            <text:p>2020-10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7" calcext:value-type="float">
            <text:p>11144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29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11-12" calcext:value-type="date">
            <text:p>2020-11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61" calcext:value-type="float">
            <text:p>1430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61" calcext:value-type="float">
            <text:p>14306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8" calcext:value-type="float">
            <text:p>11144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/>
          <table:table-cell office:value-type="string" calcext:value-type="string">
            <text:p>FINV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LC0085230</text:p>
          </table:table-cell>
          <table:table-cell office:value-type="float" office:value="1129539129" calcext:value-type="float">
            <text:p>1129539129</text:p>
          </table:table-cell>
          <table:table-cell office:value-type="string" calcext:value-type="string">
            <text:p>CL40666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18-05-08" calcext:value-type="date">
            <text:p>2018-05-08</text:p>
          </table:table-cell>
          <table:table-cell table:style-name="ce3" office:value-type="date" office:date-value="2020-12-12" calcext:value-type="date">
            <text:p>2020-12-12</text:p>
          </table:table-cell>
          <table:table-cell table:style-name="ce3" office:value-type="date" office:date-value="0098-12-30" calcext:value-type="date">
            <text:p>0099-01-01</text:p>
          </table:table-cell>
          <table:table-cell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XC_LIBRANZA</text:p>
          </table:table-cell>
          <table:table-cell/>
          <table:table-cell table:style-name="ce1" office:value-type="float" office:value="143072" calcext:value-type="float">
            <text:p>1430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3072" calcext:value-type="float">
            <text:p>1430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072" calcext:value-type="float">
            <text:p>14307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DITO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BQ</text:p>
          </table:table-cell>
          <table:table-cell table:number-columns-repeated="4"/>
          <table:table-cell office:value-type="float" office:value="11144409" calcext:value-type="float">
            <text:p>11144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17 11:26:09.320109</text:p>
          </table:table-cell>
          <table:table-cell table:number-columns-repeated="2" table:style-name="ce8" office:value-type="date" office:date-value="0098-12-30" calcext:value-type="date">
            <text:p>01/01/99 00:00</text:p>
          </table:table-cell>
          <table:table-cell office:value-type="string" calcext:value-type="string">
            <text:p>COL</text:p>
          </table:table-cell>
          <table:table-cell table:style-name="ce8" office:value-type="date" office:date-value="0098-12-30" calcext:value-type="date">
            <text:p>01/01/99 00:00</text:p>
          </table:table-cell>
          <table:table-cell/>
          <table:table-cell office:value-type="string" calcext:value-type="string">
            <text:p>2018-05-17 11:26:09.320109</text:p>
          </table:table-cell>
          <table:table-cell office:value-type="string" calcext:value-type="string">
            <text:p>MLOPEZP</text:p>
          </table:table-cell>
          <table:table-cell table:style-name="ce3" office:value-type="date" office:date-value="0098-12-30" calcext:value-type="date">
            <text:p>0099-01-0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LC</text:p>
          </table:table-cell>
          <table:table-cell table:number-columns-repeated="3"/>
          <table:table-cell office:value-type="float" office:value="201805" calcext:value-type="float">
            <text:p>201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B0109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6"/>
          <table:table-cell table:number-columns-repeated="3" office:value-type="string" calcext:value-type="string">
            <text:p>N</text:p>
          </table:table-cell>
          <table:table-cell table:style-name="ce8" office:value-type="date" office:date-value="0098-12-30" calcext:value-type="date">
            <text:p>01/01/99 00:00</text:p>
          </table:table-cell>
          <table:table-cell table:number-columns-repeated="939"/>
        </table:table-row>
        <table:table-row table:style-name="ro1">
          <table:table-cell table:number-columns-repeated="13"/>
          <table:table-cell table:style-name="ce10" table:formula="of:=SUM([.N4:.N33])" office:value-type="float" office:value="4291841" calcext:value-type="float">
            <text:p>4291841</text:p>
          </table:table-cell>
          <table:table-cell table:number-columns-repeated="101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12:19:04.6252592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3:16:48.938323865</meta:creation-date>
    <dc:date>2018-06-28T08:26:09.533791459</dc:date>
    <meta:editing-duration>P14DT19H52M11S</meta:editing-duration>
    <meta:editing-cycles>4</meta:editing-cycles>
    <meta:generator>LibreOffice/4.2.8.2$Linux_X86_64 LibreOffice_project/420m0$Build-2</meta:generator>
    <meta:document-statistic meta:table-count="4" meta:cell-count="3088" meta:object-count="0"/>
  </office:meta>
</office:document-meta>
</file>